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513" officeooo:paragraph-rsid="0014a513"/>
    </style:style>
    <style:style style:name="P2" style:family="paragraph" style:parent-style-name="Standard">
      <style:text-properties officeooo:rsid="001bab8e" officeooo:paragraph-rsid="0014a513"/>
    </style:style>
    <style:style style:name="P3" style:family="paragraph" style:parent-style-name="Standard">
      <style:text-properties officeooo:rsid="0015f133" officeooo:paragraph-rsid="0015f133"/>
    </style:style>
    <style:style style:name="P4" style:family="paragraph" style:parent-style-name="Standard">
      <style:text-properties fo:font-weight="bold" officeooo:rsid="0015f133" officeooo:paragraph-rsid="0015f133" style:font-weight-asian="bold" style:font-weight-complex="bold"/>
    </style:style>
    <style:style style:name="P5" style:family="paragraph" style:parent-style-name="Standard">
      <style:text-properties fo:font-weight="bold" officeooo:rsid="0015f133" officeooo:paragraph-rsid="001837ca" style:font-weight-asian="bold" style:font-weight-complex="bold"/>
    </style:style>
    <style:style style:name="P6" style:family="paragraph" style:parent-style-name="Standard">
      <style:text-properties fo:font-weight="bold" officeooo:rsid="0015f133" officeooo:paragraph-rsid="001b3f48" style:font-weight-asian="bold" style:font-weight-complex="bold"/>
    </style:style>
    <style:style style:name="P7" style:family="paragraph" style:parent-style-name="Standard">
      <style:text-properties fo:font-weight="bold" officeooo:rsid="0014a513" officeooo:paragraph-rsid="0014a513" style:font-weight-asian="bold" style:font-weight-complex="bold"/>
    </style:style>
    <style:style style:name="P8" style:family="paragraph" style:parent-style-name="Standard">
      <style:text-properties fo:font-weight="bold" officeooo:rsid="001837ca" officeooo:paragraph-rsid="001837ca" style:font-weight-asian="bold" style:font-weight-complex="bold"/>
    </style:style>
    <style:style style:name="P9" style:family="paragraph" style:parent-style-name="Standard">
      <style:text-properties fo:font-weight="bold" officeooo:rsid="0019661d" officeooo:paragraph-rsid="0019661d" style:font-weight-asian="bold" style:font-weight-complex="bold"/>
    </style:style>
    <style:style style:name="P10" style:family="paragraph" style:parent-style-name="Standard">
      <style:text-properties fo:font-weight="bold" officeooo:rsid="0019661d" officeooo:paragraph-rsid="001b3f48" style:font-weight-asian="bold" style:font-weight-complex="bold"/>
    </style:style>
    <style:style style:name="P11" style:family="paragraph" style:parent-style-name="Standard">
      <style:text-properties fo:font-weight="bold" officeooo:rsid="00216e2a" officeooo:paragraph-rsid="00216e2a" style:font-weight-asian="bold" style:font-weight-complex="bold"/>
    </style:style>
    <style:style style:name="P12" style:family="paragraph" style:parent-style-name="Standard">
      <style:text-properties fo:font-weight="normal" officeooo:rsid="0015f133" officeooo:paragraph-rsid="0015f133" style:font-weight-asian="normal" style:font-weight-complex="normal"/>
    </style:style>
    <style:style style:name="P13" style:family="paragraph" style:parent-style-name="Standard">
      <style:text-properties fo:font-weight="normal" officeooo:rsid="0015f133" officeooo:paragraph-rsid="001837ca" style:font-weight-asian="normal" style:font-weight-complex="normal"/>
    </style:style>
    <style:style style:name="P14" style:family="paragraph" style:parent-style-name="Standard">
      <style:text-properties fo:font-weight="normal" officeooo:rsid="001714bf" officeooo:paragraph-rsid="0015f133" style:font-weight-asian="normal" style:font-weight-complex="normal"/>
    </style:style>
    <style:style style:name="P15" style:family="paragraph" style:parent-style-name="Standard">
      <style:text-properties fo:font-weight="normal" officeooo:rsid="001714bf" officeooo:paragraph-rsid="001714bf" style:font-weight-asian="normal" style:font-weight-complex="normal"/>
    </style:style>
    <style:style style:name="P16" style:family="paragraph" style:parent-style-name="Standard">
      <style:text-properties fo:font-weight="normal" officeooo:rsid="001837ca" officeooo:paragraph-rsid="001837ca" style:font-weight-asian="normal" style:font-weight-complex="normal"/>
    </style:style>
    <style:style style:name="P17" style:family="paragraph" style:parent-style-name="Standard">
      <style:text-properties fo:font-weight="normal" officeooo:rsid="001837ca" officeooo:paragraph-rsid="001b3f48" style:font-weight-asian="normal" style:font-weight-complex="normal"/>
    </style:style>
    <style:style style:name="P18" style:family="paragraph" style:parent-style-name="Standard">
      <style:text-properties fo:font-weight="normal" officeooo:rsid="0019661d" officeooo:paragraph-rsid="0019661d" style:font-weight-asian="normal" style:font-weight-complex="normal"/>
    </style:style>
    <style:style style:name="P19" style:family="paragraph" style:parent-style-name="Standard">
      <style:text-properties fo:font-weight="normal" officeooo:rsid="001f33c5" officeooo:paragraph-rsid="001f33c5" style:font-weight-asian="normal" style:font-weight-complex="normal"/>
    </style:style>
    <style:style style:name="P20" style:family="paragraph" style:parent-style-name="Standard">
      <style:text-properties fo:font-weight="normal" officeooo:rsid="001fbe73" officeooo:paragraph-rsid="001fbe73" style:font-weight-asian="normal" style:font-weight-complex="normal"/>
    </style:style>
    <style:style style:name="P21" style:family="paragraph" style:parent-style-name="Standard">
      <style:text-properties fo:font-weight="normal" officeooo:rsid="00216e2a" officeooo:paragraph-rsid="00216e2a" style:font-weight-asian="normal" style:font-weight-complex="normal"/>
    </style:style>
    <style:style style:name="P22" style:family="paragraph" style:parent-style-name="Standard">
      <style:text-properties fo:font-weight="normal" officeooo:rsid="00240123" officeooo:paragraph-rsid="0027ba89" style:font-weight-asian="normal" style:font-weight-complex="normal"/>
    </style:style>
    <style:style style:name="P23" style:family="paragraph" style:parent-style-name="Standard">
      <style:text-properties fo:font-weight="normal" officeooo:rsid="0025c0c4" officeooo:paragraph-rsid="0025c0c4" style:font-weight-asian="normal" style:font-weight-complex="normal"/>
    </style:style>
    <style:style style:name="P24" style:family="paragraph" style:parent-style-name="Standard">
      <style:text-properties fo:font-weight="normal" officeooo:rsid="0025c0c4" officeooo:paragraph-rsid="00216e2a" style:font-weight-asian="normal" style:font-weight-complex="normal"/>
    </style:style>
    <style:style style:name="P25" style:family="paragraph" style:parent-style-name="Standard">
      <style:text-properties fo:font-weight="normal" officeooo:rsid="00267c1e" officeooo:paragraph-rsid="00267c1e" style:font-weight-asian="normal" style:font-weight-complex="normal"/>
    </style:style>
    <style:style style:name="P26" style:family="paragraph" style:parent-style-name="Standard">
      <style:text-properties fo:font-weight="normal" officeooo:rsid="00276e2d" officeooo:paragraph-rsid="00276e2d" style:font-weight-asian="normal" style:font-weight-complex="normal"/>
    </style:style>
    <style:style style:name="P27" style:family="paragraph" style:parent-style-name="Standard">
      <style:text-properties fo:font-weight="normal" officeooo:rsid="002d21a8" officeooo:paragraph-rsid="002d21a8" style:font-weight-asian="normal" style:font-weight-complex="normal"/>
    </style:style>
    <style:style style:name="P28" style:family="paragraph" style:parent-style-name="Standard">
      <style:text-properties officeooo:rsid="001d0f1b" officeooo:paragraph-rsid="001d0f1b"/>
    </style:style>
    <style:style style:name="P29" style:family="paragraph" style:parent-style-name="Standard">
      <style:text-properties officeooo:rsid="001d0f1b" officeooo:paragraph-rsid="0015f133"/>
    </style:style>
    <style:style style:name="P30" style:family="paragraph" style:parent-style-name="Standard" style:list-style-name="L1">
      <style:text-properties fo:font-weight="bold" officeooo:rsid="0025c0c4" officeooo:paragraph-rsid="0025c0c4" style:font-weight-asian="bold" style:font-weight-complex="bold"/>
    </style:style>
    <style:style style:name="P31" style:family="paragraph" style:parent-style-name="Standard" style:list-style-name="L2">
      <style:text-properties fo:font-weight="bold" officeooo:rsid="0025c0c4" officeooo:paragraph-rsid="0025c0c4" style:font-weight-asian="bold" style:font-weight-complex="bold"/>
    </style:style>
    <style:style style:name="P32" style:family="paragraph" style:parent-style-name="Standard" style:list-style-name="L2">
      <style:text-properties fo:font-weight="normal" officeooo:rsid="0025c0c4" officeooo:paragraph-rsid="0025c0c4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2ed0c6" officeooo:paragraph-rsid="002ed0c6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267c1e" officeooo:paragraph-rsid="00267c1e" style:font-weight-asian="normal" style:font-weight-complex="normal"/>
    </style:style>
    <style:style style:name="P35" style:family="paragraph" style:parent-style-name="Standard" style:list-style-name="L2">
      <style:text-properties officeooo:rsid="0025c0c4" officeooo:paragraph-rsid="0025c0c4"/>
    </style:style>
    <style:style style:name="P36" style:family="paragraph" style:parent-style-name="Standard" style:list-style-name="L3">
      <style:text-properties officeooo:rsid="00267c1e" officeooo:paragraph-rsid="00267c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14bf" style:font-weight-asian="normal" style:font-weight-complex="normal"/>
    </style:style>
    <style:style style:name="T3" style:family="text">
      <style:text-properties fo:font-weight="normal" officeooo:rsid="001837ca" style:font-weight-asian="normal" style:font-weight-complex="normal"/>
    </style:style>
    <style:style style:name="T4" style:family="text">
      <style:text-properties fo:font-weight="normal" officeooo:rsid="0025c0c4" style:font-weight-asian="normal" style:font-weight-complex="normal"/>
    </style:style>
    <style:style style:name="T5" style:family="text">
      <style:text-properties fo:font-weight="normal" officeooo:rsid="0015f133" style:font-weight-asian="normal" style:font-weight-complex="normal"/>
    </style:style>
    <style:style style:name="T6" style:family="text">
      <style:text-properties fo:font-weight="normal" officeooo:rsid="00267c1e" style:font-weight-asian="normal" style:font-weight-complex="normal"/>
    </style:style>
    <style:style style:name="T7" style:family="text">
      <style:text-properties officeooo:rsid="001f33c5"/>
    </style:style>
    <style:style style:name="T8" style:family="text">
      <style:text-properties officeooo:rsid="00216e2a"/>
    </style:style>
    <style:style style:name="T9" style:family="text">
      <style:text-properties officeooo:rsid="00225587"/>
    </style:style>
    <style:style style:name="T10" style:family="text">
      <style:text-properties officeooo:rsid="0025c0c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6e2a" style:font-weight-asian="bold" style:font-weight-complex="bold"/>
    </style:style>
    <style:style style:name="T13" style:family="text">
      <style:text-properties officeooo:rsid="0034ae79"/>
    </style:style>
    <style:style style:name="T14" style:family="text">
      <style:text-properties officeooo:rsid="002a7a6b"/>
    </style:style>
    <style:style style:name="T15" style:family="text">
      <style:text-properties style:text-position="super 58%"/>
    </style:style>
    <style:style style:name="T16" style:family="text">
      <style:text-properties officeooo:rsid="002ffe1f"/>
    </style:style>
    <style:style style:name="T17" style:family="text">
      <style:text-properties officeooo:rsid="0031f5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yton Bliss</text:p>
      <text:p text:style-name="P2">Gleason Greenhouse Experiment, Fall-Winter 2019</text:p>
      <text:p text:style-name="P1">Important Dates and Notes</text:p>
      <text:p text:style-name="P1"/>
      <text:p text:style-name="P1"/>
      <text:p text:style-name="P7">Expiriment 1</text:p>
      <text:p text:style-name="P1"/>
      <text:p text:style-name="P1">7-11. Planted seeds. Irrigation ~ 625 mL (9 minutes @ 1 gph)</text:p>
      <text:p text:style-name="P3"/>
      <text:p text:style-name="P3">**NOTE: At some point (not recorded ??) I changed the irrigation to 15 minutes with 4 L/hr emitters, or ca. 1000 mL).</text:p>
      <text:p text:style-name="P3"/>
      <text:p text:style-name="P3">?? When were treatments started?? I know this was recorded somewhere…<text:span text:style-name="T14">should be able to infer from scale data.</text:span></text:p>
      <text:p text:style-name="P3"/>
      <text:p text:style-name="P1">8-14. Scales 1-4 logging.</text:p>
      <text:p text:style-name="P1">8-21. Wind sensors logging.</text:p>
      <text:p text:style-name="P3">8-22. Scales 5-8 logging.</text:p>
      <text:p text:style-name="P3">8-24. All 12 plants on scales logging.</text:p>
      <text:p text:style-name="P3">8-23. Psychrometers placed on all </text:p>
      <text:p text:style-name="P3"/>
      <text:p text:style-name="P3"/>
      <text:p text:style-name="P3"/>
      <text:p text:style-name="P4">Expiriment 2</text:p>
      <text:p text:style-name="P12"/>
      <text:p text:style-name="P4"><text:span text:style-name="T1">9-9. Plant date, 72 main block plants (not including “virgin” plants). </text:span><text:span text:style-name="T2">Hand watering plants.</text:span></text:p>
      <text:p text:style-name="P14"/>
      <text:p text:style-name="P15">9-13. Irrigation set to water for 5 minutes @ 2 gallons/hour, or 630 mL/day. <text:span text:style-name="T7">Set to water at 19:00 MST.</text:span></text:p>
      <text:p text:style-name="P15"/>
      <text:p text:style-name="P12">9-18 and 9-19. Planted 8 more “virgin” plants in 2 rows on east side.</text:p>
      <text:p text:style-name="P12"/>
      <text:p text:style-name="P4"><text:span text:style-name="T1">9/25. LEDs turned on </text:span><text:span text:style-name="T2">@ 11:00. Programmed to be on between 04:00 to 20:00 daily. </text:span><text:span text:style-name="T9">NOTE: The time in the greenhouse control computer system is about 40 minutes ahead of the actual current time, at least as of 11/21. Not sure if this extends back prior to the MDT to MST transition (11/3 at 02:00).</text:span></text:p>
      <text:p text:style-name="P14"/>
      <text:p text:style-name="P8"><text:span text:style-name="T2">1</text:span><text:span text:style-name="T1">0-17. Changed emitter type to 4 L/hr. Changed irrigation to 14 minutes/day, which equals ca. 1 L/day.</text:span></text:p>
      <text:p text:style-name="P16"/>
      <text:p text:style-name="P22">10-21 and 10-22. <text:span text:style-name="T11">Covered pots with plastic wrap (didn’t record times).</text:span> <text:span text:style-name="T13">Do we want to use scale data before this? (Maybe just to check and see how different the transpiration estimates are before/after?)</text:span></text:p>
      <text:p text:style-name="P22"/>
      <text:p text:style-name="P13">10-24. <text:span text:style-name="T11">Treatment 1 began:</text:span></text:p>
      <text:p text:style-name="P5"><text:span text:style-name="T1"><text:tab/>W block = fully watered, </text:span><text:span text:style-name="T3">10 minutes/day @ 4 L/hr, or ~ 750 mL/day **</text:span><text:span text:style-name="T4">See below, changed to <text:tab/><text:tab/><text:tab/>15 minutes/day on 10-30.</text:span></text:p>
      <text:p text:style-name="P5"><text:span text:style-name="T1"><text:tab/>M block = moderate </text:span><text:span text:style-name="T2">drought, </text:span><text:span text:style-name="T3">5 minutes/day @ 4 L/hr, or ~375 mL/day</text:span></text:p>
      <text:p text:style-name="P5"><text:span text:style-name="T2"><text:tab/></text:span><text:span text:style-name="T1">D block = </text:span><text:span text:style-name="T2">full drought, </text:span><text:span text:style-name="T3">2 minutes/day @ 4 L/hr, or ~ 150 mL/day</text:span></text:p>
      <text:p text:style-name="P16"/>
      <text:p text:style-name="P19"><text:soft-page-break/>10-28. Changed irrigation start time from 19:00 to 20:05 (since LEDs turn off at 20:00). Clock still set to <text:span text:style-name="T8">MDT</text:span>.</text:p>
      <text:p text:style-name="P19"/>
      <text:p text:style-name="P20">10-28. <text:span text:style-name="T11">Box fans turned on at 16:00 </text:span><text:span text:style-name="T12">MDT.</text:span></text:p>
      <text:p text:style-name="P19"/>
      <text:p text:style-name="P9"><text:span text:style-name="T3">1</text:span><text:span text:style-name="T1">0-30. Increased fully-watered treatment irrigation to 15 minutes @ 4 L/hr, or ~ 1 L/day.</text:span></text:p>
      <text:p text:style-name="P18"/>
      <text:p text:style-name="P9"><text:span text:style-name="T3">1</text:span><text:span text:style-name="T1">1-4. </text:span>Treatment 2 began:</text:p>
      <text:p text:style-name="P10"><text:span text:style-name="T1"><text:tab/>W block = </text:span><text:span text:style-name="T2">full drought, </text:span><text:span text:style-name="T3">2 minutes/day @ 4 L/hr, or ~ 150 mL/day</text:span></text:p>
      <text:p text:style-name="P6"><text:span text:style-name="T3"><text:tab/></text:span><text:span text:style-name="T1">M block = moderate </text:span><text:span text:style-name="T2">drought, </text:span><text:span text:style-name="T3">5 minutes/day @ 4 L/hr, or ~375 mL/day</text:span></text:p>
      <text:p text:style-name="P6"><text:span text:style-name="T3"><text:tab/></text:span><text:span text:style-name="T1">D block = fully watered, </text:span><text:span text:style-name="T3">1</text:span><text:span text:style-name="T4">5</text:span><text:span text:style-name="T3"> minutes/day @ 4 L/hr, or ~ </text:span><text:span text:style-name="T4">1 </text:span><text:span text:style-name="T3">L/day</text:span></text:p>
      <text:p text:style-name="P17"/>
      <text:p text:style-name="P11"><text:span text:style-name="T3">1</text:span><text:span text:style-name="T1">1-4. Noticed that both scale logger Raspberry Pis were 1 hour ahead, presumably because the time zone on the Rpi had been set to MST. I downloaded the data and then reset the clock to the current (MDT) time.</text:span></text:p>
      <text:p text:style-name="P24"/>
      <text:p text:style-name="P27">11-21. Greenhouse temperature settings changed (1<text:span text:style-name="T15">st</text:span> period, from 05:00 to 21:00). Cooling threshold remained at 85 F, but heating threshold was changed from 71.6 F to 75 F.</text:p>
      <text:p text:style-name="P27"/>
      <text:p text:style-name="P23">11-27. </text:p>
      <text:list xml:id="list993701307" text:style-name="L1">
        <text:list-item>
          <text:p text:style-name="P30"><text:span text:style-name="T10">R</text:span>eplaced 8 of the W block plants (including all 4 on scales) with the 8 virgin plants.</text:p>
        </text:list-item>
      </text:list>
      <text:list xml:id="list3434495666" text:style-name="L2">
        <text:list-item>
          <text:p text:style-name="P32">Noticed a leaf directly in front of (blocking) the lowest wind sensor in the M block. Moved leaf out of way at 13:51.</text:p>
        </text:list-item>
        <text:list-item>
          <text:p text:style-name="P32">Disconnected <text:s/>Garret’s soil sensors in W block</text:p>
        </text:list-item>
        <text:list-item>
          <text:p text:style-name="P32">Moved Sean’s soil temperature sensor from pot W-11 to W-29 (virgin)</text:p>
        </text:list-item>
        <text:list-item>
          <text:p text:style-name="P33">Set irrigation timer <text:span text:style-name="T16">clock </text:span>back 1 hour (forgot to do this for daylight savings change on 11-3). Watering time is the same, 20:05 (so now 1 hour earlier than before...this was a mistake because I had a brain fart, I was thinking it would be 1 hour later).</text:p>
        </text:list-item>
        <text:list-item>
          <text:p text:style-name="P31">Treatment 3 began:</text:p>
          <text:list>
            <text:list-item>
              <text:p text:style-name="P35"><text:span text:style-name="T1">W block = virgin plants, full drought, </text:span><text:span text:style-name="T3">2 minutes/day @ 4 L/hr, or ~ 150 mL/day</text:span></text:p>
            </text:list-item>
            <text:list-item>
              <text:p text:style-name="P35"><text:span text:style-name="T3">M </text:span><text:span text:style-name="T1">block = </text:span><text:span text:style-name="T5">fully watered, </text:span><text:span text:style-name="T3">1</text:span><text:span text:style-name="T1">5</text:span><text:span text:style-name="T3"> minutes/day @ 4 L/hr, or ~ </text:span><text:span text:style-name="T1">1 L</text:span><text:span text:style-name="T3">/day</text:span></text:p>
            </text:list-item>
            <text:list-item>
              <text:p text:style-name="P35"><text:span text:style-name="T3">D </text:span><text:span text:style-name="T1">block = full drought, full drought, </text:span><text:span text:style-name="T3">2 minutes/day @ 4 L/hr, or ~ 150 mL/day</text:span></text:p>
            </text:list-item>
            <text:list-item>
              <text:p text:style-name="P35"><text:span text:style-name="T3">N</text:span><text:span text:style-name="T1">ote: plants that were in W block are now getting fully watered, </text:span><text:span text:style-name="T3">1</text:span><text:span text:style-name="T1">5</text:span><text:span text:style-name="T3"> minutes/day @ 4 L/hr, or ~ </text:span><text:span text:style-name="T1">1 L</text:span><text:span text:style-name="T3">/day </text:span><text:span text:style-name="T1">(but these plants are not on scales any more).</text:span></text:p>
            </text:list-item>
          </text:list>
        </text:list-item>
      </text:list>
      <text:p text:style-name="P23"/>
      <text:p text:style-name="P23"/>
      <text:p text:style-name="P25">12-3. Noticed the upper wind sensor in block M had leaves directly in front (blocking) it. I moved them out of the way at ca 11:50.</text:p>
      <text:p text:style-name="P25"/>
      <text:p text:style-name="P25">12-5. </text:p>
      <text:list xml:id="list3897910212" text:style-name="L3">
        <text:list-item>
          <text:p text:style-name="P34">Turned box fans off, ca. 9:30, since Clay/Kevin were taking thermal imagery of thermistors and it wind made it difficult. Turned back on ca. 13:00.</text:p>
        </text:list-item>
        <text:list-item>
          <text:p text:style-name="P36"><text:span text:style-name="T6">C</text:span><text:span text:style-name="T1">eiling (‘HAF’) fans turned off, ca. 10:30. Turned back on ca. 13:00.</text:span></text:p>
        </text:list-item>
        <text:list-item>
          <text:p text:style-name="P34">LEDs turned off, ca. 10:30-10:45 (Sean/Jared taking Licor measurements)</text:p>
        </text:list-item>
      </text:list>
      <text:p text:style-name="P25"/>
      <text:p text:style-name="P25">12-10. LEDs turned of<text:span text:style-name="T17">f</text:span> at 16:50, Clay took pressure bomb measurements in the dark at 18:00 today and 06:20 tomorrow.</text:p>
      <text:p text:style-name="P25"/>
      <text:p text:style-name="P25">12-11. LEDs turned back on at 07:14.</text:p>
      <text:p text:style-name="P25"><text:soft-page-break/></text:p>
      <text:p text:style-name="P26">12-12. End of experiment, all plants harvested.</text:p>
      <text:p text:style-name="P21"/>
      <text:p text:style-name="P21"/>
      <text:p text:style-name="P17"/>
      <text:p text:style-name="P17"/>
      <text:p text:style-name="P16"/>
      <text:p text:style-name="P29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2T11:01:12.507016162</meta:creation-date>
    <dc:date>2020-05-12T12:45:05.636814576</dc:date>
    <meta:editing-duration>P1DT4H54M37S</meta:editing-duration>
    <meta:editing-cycles>16</meta:editing-cycles>
    <meta:generator>LibreOffice/6.4.2.2$Linux_X86_64 LibreOffice_project/40$Build-2</meta:generator>
    <meta:document-statistic meta:table-count="0" meta:image-count="0" meta:object-count="0" meta:page-count="3" meta:paragraph-count="51" meta:word-count="758" meta:character-count="4115" meta:non-whitespace-character-count="3408"/>
  </office:meta>
</office:document-meta>
</file>